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paragraph-rsid="000e734f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Naturalmente potrei moltiplicare all’infinito gli esempi.&gt; </text:p>
      <text:p text:style-name="P1"/>
      <text:p text:style-name="P1">&lt;Per prenderne uno più lontano da noi: poteva sembrare all’inizio del secolo che la lingua zenda conservata attraverso i libri sacri di Parsi rappresentasse per noi la lingua dell’Iran – Achemenide, due dialetti iraniani, e ce n’era certamente una moltitudine d’altri.&gt; </text:p>
      <text:p text:style-name="P1"/>
      <text:p text:style-name="P1">&lt;In mezzo a questa immensa molteplicità di forme <text:span text:style-name="T1">(faccio questa osservazione per evitare una falsa rappresentazione)</text:span>, sarebbe falso supporre che noi abbiamo problemi a raccapezzarci, e che si abbia davanti a sé il quadro di un immenso disordine.&gt; </text:p>
      <text:p text:style-name="P1"/>
      <text:p text:style-name="P1">&lt;Se noi prendiamo ognuno dei termini d’arrivo B’, B’’, B’’’, ritroviamo per ciascuno esattamente lo stesso punto di partenza A, modificato in direzioni differenti, ma in una maniera perfettamente precisa.&gt; </text:p>
      <text:p text:style-name="P1"/>
      <text:p text:style-name="P1">&lt;Così abbiamo tsaθi – θãté – château.&gt; </text:p>
      <text:p text:style-name="P1"/>
      <text:p text:style-name="P1">&lt;Tutto ciò risale matematicamente a castellum: tsatθi – tsã – θãté – θã, château, champ: -st &gt; q: tîθa.&gt;</text:p>
      <text:p text:style-name="P1"/>
      <text:p text:style-name="Standard">&lt;Si vede subito quanto fosse lontana dalla verità l’idea che ha dominato tutto il primo periodo degli studi linguistici, e cioè che, perché una lingua o una parlata [parler] arrivasse a differenziarsi da un’altra, era necessario che si producesse una separazione geografica, per esempio l’idea che l’inglese differisce dal tedesco solo perché [ ].&gt;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1T11:15:00</meta:creation-date>
    <meta:initial-creator>Anonimo</meta:initial-creator>
    <dc:date>2022-08-05T08:07:49.820000000</dc:date>
    <meta:editing-duration>PT2M13S</meta:editing-duration>
    <meta:editing-cycles>3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7" meta:word-count="189" meta:character-count="1275" meta:non-whitespace-character-count="1081"/>
  </office:meta>
</office:document-meta>
</file>